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ヒラギノ角ゴ ProN" svg:font-family="'ヒラギノ角ゴ Pr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0.85cm" fo:min-width="4.5cm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 fo:min-height="0.85cm" fo:min-width="4.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8.8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5" style:family="graphic" style:parent-style-name="standard">
      <style:graphic-properties draw:fill="solid" draw:fill-color="#ffffcc" draw:textarea-vertical-align="middle"/>
    </style:style>
    <style:style style:name="gr6" style:family="graphic" style:parent-style-name="standard">
      <style:graphic-properties draw:fill="solid" draw:fill-color="#cfe7f5" draw:textarea-horizontal-align="justify" draw:textarea-vertical-align="middle" draw:auto-grow-height="false" fo:min-height="0.85cm" fo:min-width="5.8cm"/>
    </style:style>
    <style:style style:name="gr7" style:family="graphic" style:parent-style-name="standard">
      <style:graphic-properties draw:fill="solid" draw:fill-color="#dddddd" draw:textarea-horizontal-align="justify" draw:textarea-vertical-align="middle" draw:auto-grow-height="false" fo:min-height="0.85cm" fo:min-width="4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97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952cm"/>
    </style:style>
    <style:style style:name="gr10" style:family="graphic" style:parent-style-name="standard">
      <style:graphic-properties draw:stroke="none" svg:stroke-color="#000000" draw:fill="none" draw:fill-color="#ffffff" fo:min-height="0.636cm"/>
    </style:style>
    <style:style style:name="gr11" style:family="graphic" style:parent-style-name="standard">
      <style:graphic-properties draw:fill="solid" draw:fill-color="#cccccc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3.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3.871cm"/>
    </style:style>
    <style:style style:name="gr15" style:family="graphic" style:parent-style-name="standard">
      <style:graphic-properties draw:fill="solid" draw:fill-color="#dddddd" draw:textarea-horizontal-align="justify" draw:textarea-vertical-align="middle" draw:auto-grow-height="false" fo:min-height="0.55cm" fo:min-width="0.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9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9" style:family="graphic" style:parent-style-name="standard">
      <style:graphic-properties draw:fill="solid" draw:fill-color="#ffffcc" draw:textarea-horizontal-align="justify" draw:textarea-vertical-align="middle" draw:auto-grow-height="false" fo:min-height="0.85cm" fo:min-width="4.4cm"/>
    </style:style>
    <style:style style:name="gr20" style:family="graphic" style:parent-style-name="standard">
      <style:graphic-properties draw:fill="solid" draw:fill-color="#cfe7f5" draw:textarea-horizontal-align="justify" draw:textarea-vertical-align="middle" draw:auto-grow-height="false" fo:min-height="0.85cm" fo:min-width="4.2cm"/>
    </style:style>
    <style:style style:name="gr21" style:family="graphic" style:parent-style-name="standard">
      <style:graphic-properties draw:fill="solid" draw:fill-color="#cfe7f5" draw:textarea-horizontal-align="justify" draw:textarea-vertical-align="middle" draw:auto-grow-height="false" fo:min-height="0.85cm" fo:min-width="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2.01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3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style:font-name="ヒラギノ角ゴ ProN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ヒラギノ角ゴ ProN" fo:font-size="14pt" style:font-size-asian="14pt" style:font-size-complex="14pt"/>
    </style:style>
    <style:style style:name="T3" style:family="text">
      <style:text-properties style:font-name="ヒラギノ角ゴ Pro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5cm" svg:height="1.1cm" svg:x="1.1cm" svg:y="4cm">
          <text:p text:style-name="P1">トップページ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9cm" svg:height="1.1cm" svg:x="7.4cm" svg:y="4cm">
          <text:p text:style-name="P1"><text:span text:style-name="T1">投稿</text:span></text:p>
          <draw:enhanced-geometry svg:viewBox="0 0 21600 21600" draw:type="rectangle" draw:enhanced-path="M 0 0 L 21600 0 21600 21600 0 21600 0 0 Z N"/>
        </draw:custom-shape>
        <draw:frame draw:style-name="gr3" draw:text-style-name="P3" xml:id="id3" draw:id="id3" draw:layer="layout" svg:width="9.395cm" svg:height="0.798cm" svg:x="10.6cm" svg:y="5.602cm">
          <draw:text-box>
            <text:p><text:span text:style-name="T1">■</text:span><text:span text:style-name="T1">写真</text:span><text:span text:style-name="T1">(Instagram</text:span><text:span text:style-name="T1">サイトへのリンク付き</text:span><text:span text:style-name="T1">)</text:span></text:p>
          </draw:text-box>
        </draw:frame>
        <draw:frame draw:style-name="gr4" draw:text-style-name="P3" xml:id="id4" draw:id="id4" draw:layer="layout" svg:width="4.1cm" svg:height="0.9cm" svg:x="10.6cm" svg:y="6.6cm">
          <draw:text-box>
            <text:p><text:span text:style-name="T1">■</text:span><text:span text:style-name="T1">キャプション</text:span></text:p>
          </draw:text-box>
        </draw:frame>
        <draw:connector draw:style-name="gr5" draw:text-style-name="P2" draw:layer="layout" svg:x1="6.1cm" svg:y1="4.55cm" svg:x2="7.4cm" svg:y2="4.55cm" draw:start-shape="id1" draw:start-glue-point="1" draw:end-shape="id2" draw:end-glue-point="3" svg:d="M6100 4550h1300" svg:viewBox="0 0 1301 1">
          <text:p/>
        </draw:connector>
        <draw:connector draw:style-name="gr5" draw:text-style-name="P2" draw:layer="layout" svg:x1="19.995cm" svg:y1="6.001cm" svg:x2="19.995cm" svg:y2="6.001cm" draw:start-shape="id3" draw:end-shape="id3" svg:d="M19995 6001z" svg:viewBox="0 0 1 1">
          <text:p/>
        </draw:connector>
        <draw:connector draw:style-name="gr5" draw:text-style-name="P2" draw:layer="layout" svg:x1="9.85cm" svg:y1="5.1cm" svg:x2="10.6cm" svg:y2="7.05cm" draw:start-shape="id2" draw:start-glue-point="2" draw:end-shape="id4" draw:end-glue-point="3" svg:d="M9850 5100v1950h750" svg:viewBox="0 0 751 1951">
          <text:p/>
        </draw:connector>
        <draw:connector draw:style-name="gr5" draw:text-style-name="P2" draw:layer="layout" svg:x1="9.85cm" svg:y1="5.1cm" svg:x2="10.6cm" svg:y2="6.001cm" draw:start-shape="id2" draw:start-glue-point="2" draw:end-shape="id3" svg:d="M9850 5100v901h750" svg:viewBox="0 0 751 902">
          <text:p/>
        </draw:connector>
        <draw:custom-shape draw:style-name="gr2" draw:text-style-name="P2" xml:id="id5" draw:id="id5" draw:layer="layout" svg:width="4.9cm" svg:height="1.1cm" svg:x="7.4cm" svg:y="7.7cm">
          <text:p text:style-name="P1"><text:span text:style-name="T1">検索欄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2" draw:id="id12" draw:layer="layout" svg:width="6.3cm" svg:height="1.1cm" svg:x="10.8cm" svg:y="14.2cm">
          <text:p text:style-name="P1"><text:span text:style-name="T1">グローバルナビゲーション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4.9cm" svg:height="1.1cm" svg:x="7.4cm" svg:y="12.4cm">
          <text:p text:style-name="P1"><text:span text:style-name="T1">ヘッダー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4.9cm" svg:height="1.1cm" svg:x="7.4cm" svg:y="19.5cm">
          <text:p text:style-name="P1"><text:span text:style-name="T1">ページの先頭へ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4.9cm" svg:height="1.1cm" svg:x="7.4cm" svg:y="22.857cm">
          <text:p text:style-name="P1"><text:span text:style-name="T1">ソート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xml:id="id6" draw:id="id6" draw:layer="layout" svg:width="2.479cm" svg:height="0.742cm" svg:x="11cm" svg:y="8.958cm">
          <draw:text-box>
            <text:p><text:span text:style-name="T1">■</text:span><text:span text:style-name="T1">入力欄</text:span></text:p>
          </draw:text-box>
        </draw:frame>
        <draw:frame draw:style-name="gr9" draw:text-style-name="P3" xml:id="id7" draw:id="id7" draw:layer="layout" svg:width="3.452cm" svg:height="0.742cm" svg:x="11.048cm" svg:y="9.9cm">
          <draw:text-box>
            <text:p><text:span text:style-name="T1">■</text:span><text:span text:style-name="T1">検索ボタン</text:span></text:p>
          </draw:text-box>
        </draw:frame>
        <draw:connector draw:style-name="gr5" draw:text-style-name="P2" xml:id="id19" draw:id="id19" draw:layer="layout" svg:x1="9.85cm" svg:y1="8.8cm" svg:x2="11cm" svg:y2="9.329cm" draw:start-shape="id5" draw:start-glue-point="2" draw:end-shape="id6" draw:end-glue-point="3" svg:d="M9850 8800v529h1150" svg:viewBox="0 0 1151 530">
          <text:p/>
        </draw:connector>
        <draw:connector draw:style-name="gr5" draw:text-style-name="P2" draw:layer="layout" svg:x1="9.85cm" svg:y1="8.8cm" svg:x2="11.048cm" svg:y2="10.271cm" draw:start-shape="id5" draw:end-shape="id7" draw:end-glue-point="3" svg:d="M9850 8800v1471h1198" svg:viewBox="0 0 1199 1472">
          <text:p/>
        </draw:connector>
        <draw:connector draw:style-name="gr5" draw:text-style-name="P2" draw:layer="layout" svg:x1="6.1cm" svg:y1="4.55cm" svg:x2="7.4cm" svg:y2="8.25cm" draw:start-shape="id1" draw:start-glue-point="1" draw:end-shape="id5" draw:end-glue-point="3" svg:d="M6100 4550h650v3700h650" svg:viewBox="0 0 1301 3701">
          <text:p/>
        </draw:connector>
        <draw:frame draw:style-name="gr8" draw:text-style-name="P3" xml:id="id9" draw:id="id9" draw:layer="layout" svg:width="2.479cm" svg:height="0.742cm" svg:x="11.3cm" svg:y="24.457cm">
          <draw:text-box>
            <text:p><text:span text:style-name="T1">■</text:span><text:span text:style-name="T1">人気順</text:span></text:p>
          </draw:text-box>
        </draw:frame>
        <draw:frame draw:style-name="gr10" draw:text-style-name="P3" xml:id="id10" draw:id="id10" draw:layer="layout" svg:width="5.1cm" svg:height="0.886cm" svg:x="11.3cm" svg:y="25.7cm">
          <draw:text-box>
            <text:p><text:span text:style-name="T1">■</text:span><text:span text:style-name="T1">新着順</text:span></text:p>
          </draw:text-box>
        </draw:frame>
        <draw:connector draw:style-name="gr5" draw:text-style-name="P2" draw:layer="layout" svg:x1="6.1cm" svg:y1="4.55cm" svg:x2="7.4cm" svg:y2="23.407cm" draw:start-shape="id1" draw:start-glue-point="1" draw:end-shape="id8" draw:end-glue-point="3" svg:d="M6100 4550h650v18857h650" svg:viewBox="0 0 1301 18858">
          <text:p/>
        </draw:connector>
        <draw:connector draw:style-name="gr11" draw:text-style-name="P2" draw:layer="layout" svg:x1="9.85cm" svg:y1="23.957cm" svg:x2="11.3cm" svg:y2="24.828cm" draw:start-shape="id8" draw:start-glue-point="2" draw:end-shape="id9" svg:d="M9850 23957v871h1450" svg:viewBox="0 0 1451 872">
          <text:p/>
        </draw:connector>
        <draw:connector draw:style-name="gr11" draw:text-style-name="P2" draw:layer="layout" svg:x1="9.85cm" svg:y1="23.957cm" svg:x2="11.3cm" svg:y2="26.143cm" draw:start-shape="id8" draw:start-glue-point="2" draw:end-shape="id10" draw:end-glue-point="3" svg:d="M9850 23957v2186h1450" svg:viewBox="0 0 1451 2187">
          <text:p/>
        </draw:connector>
        <draw:frame draw:style-name="gr12" draw:text-style-name="P4" xml:id="id13" draw:id="id13" draw:layer="layout" svg:width="2.807cm" svg:height="0.742cm" svg:x="15.6cm" svg:y="16.5cm">
          <draw:text-box>
            <text:p><text:span text:style-name="T2">■</text:span><text:span text:style-name="T2">about</text:span></text:p>
          </draw:text-box>
        </draw:frame>
        <draw:frame draw:style-name="gr13" draw:text-style-name="P3" xml:id="id15" draw:id="id15" draw:layer="layout" svg:width="4.125cm" svg:height="0.742cm" svg:x="15.6cm" svg:y="17.6cm">
          <draw:text-box>
            <text:p text:style-name="P3">■お問い合わせ </text:p>
          </draw:text-box>
        </draw:frame>
        <draw:connector draw:style-name="gr5" draw:text-style-name="P2" draw:layer="layout" svg:x1="9.85cm" svg:y1="13.5cm" svg:x2="10.8cm" svg:y2="14.75cm" draw:start-shape="id11" draw:start-glue-point="2" draw:end-shape="id12" draw:end-glue-point="3" svg:d="M9850 13500v1250h950" svg:viewBox="0 0 951 1251">
          <text:p/>
        </draw:connector>
        <draw:connector draw:style-name="gr5" draw:text-style-name="P2" xml:id="id14" draw:id="id14" draw:layer="layout" svg:x1="13.95cm" svg:y1="15.3cm" svg:x2="15.6cm" svg:y2="16.871cm" draw:start-shape="id12" draw:start-glue-point="2" draw:end-shape="id13" draw:end-glue-point="3" svg:d="M13950 15300v1571h1650" svg:viewBox="0 0 1651 1572">
          <text:p/>
        </draw:connector>
        <draw:connector draw:style-name="gr5" draw:text-style-name="P2" draw:layer="layout" svg:x1="13.95cm" svg:y1="16.871cm" svg:x2="15.6cm" svg:y2="17.971cm" draw:start-shape="id14" draw:start-glue-point="0" draw:end-shape="id15" draw:end-glue-point="3" svg:d="M13950 16871v1100h1650" svg:viewBox="0 0 1651 1101">
          <text:p/>
        </draw:connector>
        <draw:frame draw:style-name="gr14" draw:text-style-name="P3" xml:id="id16" draw:id="id16" draw:layer="layout" svg:width="4.371cm" svg:height="0.742cm" svg:x="10.729cm" svg:y="17.858cm">
          <draw:text-box>
            <text:p><text:span text:style-name="T1">■</text:span><text:span text:style-name="T1">ロゴ</text:span></text:p>
          </draw:text-box>
        </draw:frame>
        <draw:connector draw:style-name="gr5" draw:text-style-name="P2" draw:layer="layout" svg:x1="9.85cm" svg:y1="13.5cm" svg:x2="10.729cm" svg:y2="18.229cm" draw:start-shape="id11" draw:start-glue-point="2" draw:end-shape="id16" draw:end-glue-point="3" svg:d="M9850 13500v4729h879" svg:viewBox="0 0 880 4730">
          <text:p/>
        </draw:connector>
        <draw:connector draw:style-name="gr5" draw:text-style-name="P2" draw:layer="layout" svg:x1="6.1cm" svg:y1="4.55cm" svg:x2="7.4cm" svg:y2="12.95cm" draw:start-shape="id1" draw:start-glue-point="1" draw:end-shape="id11" draw:end-glue-point="3" svg:d="M6100 4550h650v8400h650" svg:viewBox="0 0 1301 8401">
          <text:p/>
        </draw:connector>
        <draw:connector draw:style-name="gr5" draw:text-style-name="P2" draw:layer="layout" svg:x1="6.1cm" svg:y1="4.55cm" svg:x2="7.4cm" svg:y2="20.05cm" draw:start-shape="id1" draw:start-glue-point="1" draw:end-shape="id17" draw:end-glue-point="3" svg:d="M6100 4550h650v15500h650" svg:viewBox="0 0 1301 15501">
          <text:p/>
        </draw:connector>
        <draw:custom-shape draw:style-name="gr15" draw:text-style-name="P1" draw:layer="layout" svg:width="0.9cm" svg:height="0.8cm" svg:x="13.9cm" svg:y="1.9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5.442cm" svg:height="0.742cm" svg:x="14.858cm" svg:y="1.958cm">
          <draw:text-box>
            <text:p text:style-name="P3"><text:span text:style-name="T1">部分は第２次改修以降</text:span></text:p>
          </draw:text-box>
        </draw:frame>
        <draw:frame draw:style-name="gr17" draw:text-style-name="P4" xml:id="id18" draw:id="id18" draw:layer="layout" svg:width="3.918cm" svg:height="0.742cm" svg:x="15.6cm" svg:y="15.558cm">
          <draw:text-box>
            <text:p><text:span text:style-name="T2">■</text:span><text:span text:style-name="T2">トップページ</text:span></text:p>
          </draw:text-box>
        </draw:frame>
        <draw:connector draw:style-name="gr5" draw:text-style-name="P2" draw:layer="layout" svg:x1="13.95cm" svg:y1="15.3cm" svg:x2="15.6cm" svg:y2="15.929cm" draw:start-shape="id12" draw:start-glue-point="2" draw:end-shape="id18" svg:d="M13950 15300v629h1650" svg:viewBox="0 0 1651 630">
          <text:p/>
        </draw:connector>
        <draw:frame draw:style-name="gr18" draw:text-style-name="P3" xml:id="id20" draw:id="id20" draw:layer="layout" svg:width="2.953cm" svg:height="0.742cm" svg:x="11.1cm" svg:y="10.9cm">
          <draw:text-box>
            <text:p text:style-name="P3">■タグ検索</text:p>
          </draw:text-box>
        </draw:frame>
        <draw:connector draw:style-name="gr5" draw:text-style-name="P2" draw:layer="layout" svg:x1="9.85cm" svg:y1="9.329cm" svg:x2="11.1cm" svg:y2="11.271cm" draw:start-shape="id19" draw:start-glue-point="0" draw:end-shape="id20" draw:end-glue-point="3" svg:d="M9850 9329v1942h1250" svg:viewBox="0 0 1251 1943">
          <text:p/>
        </draw:connector>
      </draw:page>
      <draw:page draw:name="page2" draw:style-name="dp1" draw:master-page-name="標準">
        <draw:custom-shape draw:style-name="gr19" draw:text-style-name="P2" xml:id="id27" draw:id="id27" draw:layer="layout" svg:width="4.9cm" svg:height="1.1cm" svg:x="1.8cm" svg:y="2.8cm">
          <text:p text:style-name="P2"><text:span text:style-name="T1">About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28" draw:id="id28" draw:layer="layout" svg:width="4.7cm" svg:height="1.1cm" svg:x="8.4cm" svg:y="2.8cm">
          <text:p text:style-name="P1"><text:span text:style-name="T1">サイトに関する説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22" draw:id="id22" draw:layer="layout" svg:width="6.5cm" svg:height="1.1cm" svg:x="11.8cm" svg:y="10.3cm">
          <text:p text:style-name="P1"><text:span text:style-name="T1">グローバルナビゲーション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1" draw:id="id21" draw:layer="layout" svg:width="4.9cm" svg:height="1.1cm" svg:x="8.4cm" svg:y="8.1cm">
          <text:p text:style-name="P1"><text:span text:style-name="T1">ヘッダー</text:span></text:p>
          <draw:enhanced-geometry svg:viewBox="0 0 21600 21600" draw:type="rectangle" draw:enhanced-path="M 0 0 L 21600 0 21600 21600 0 21600 0 0 Z N"/>
        </draw:custom-shape>
        <draw:frame draw:style-name="gr17" draw:text-style-name="P4" xml:id="id23" draw:id="id23" draw:layer="layout" svg:width="3.918cm" svg:height="0.742cm" svg:x="15.9cm" svg:y="12.158cm">
          <draw:text-box>
            <text:p><text:span text:style-name="T2">■</text:span><text:span text:style-name="T2">トップページ</text:span></text:p>
          </draw:text-box>
        </draw:frame>
        <draw:connector draw:style-name="gr5" draw:text-style-name="P2" draw:layer="layout" svg:x1="10.85cm" svg:y1="9.2cm" svg:x2="11.8cm" svg:y2="10.85cm" draw:start-shape="id21" draw:start-glue-point="2" draw:end-shape="id22" draw:end-glue-point="3" svg:d="M10850 9200v1650h950" svg:viewBox="0 0 951 1651">
          <text:p/>
        </draw:connector>
        <draw:connector draw:style-name="gr5" draw:text-style-name="P2" draw:layer="layout" svg:x1="15.05cm" svg:y1="11.4cm" svg:x2="15.9cm" svg:y2="12.529cm" draw:start-shape="id22" draw:start-glue-point="2" draw:end-shape="id23" draw:end-glue-point="3" svg:d="M15050 11400v1129h850" svg:viewBox="0 0 851 1130">
          <text:p/>
        </draw:connector>
        <draw:connector draw:style-name="gr5" draw:text-style-name="P2" draw:layer="layout" svg:x1="15.05cm" svg:y1="11.4cm" svg:x2="16cm" svg:y2="13.671cm" draw:start-shape="id22" draw:start-glue-point="2" draw:end-shape="id24" draw:end-glue-point="3" svg:d="M15050 11400v2271h950" svg:viewBox="0 0 951 2272">
          <text:p/>
        </draw:connector>
        <draw:frame draw:style-name="gr14" draw:text-style-name="P3" xml:id="id25" draw:id="id25" draw:layer="layout" svg:width="4.371cm" svg:height="0.742cm" svg:x="11.629cm" svg:y="16.058cm">
          <draw:text-box>
            <text:p><text:span text:style-name="T1">■</text:span><text:span text:style-name="T1">ロゴ</text:span></text:p>
          </draw:text-box>
        </draw:frame>
        <draw:connector draw:style-name="gr5" draw:text-style-name="P2" draw:layer="layout" svg:x1="10.85cm" svg:y1="9.2cm" svg:x2="11.629cm" svg:y2="16.429cm" draw:start-shape="id21" draw:start-glue-point="2" draw:end-shape="id25" draw:end-glue-point="3" svg:d="M10850 9200v7229h779" svg:viewBox="0 0 780 7230">
          <text:p/>
        </draw:connector>
        <draw:frame draw:style-name="gr13" draw:text-style-name="P3" xml:id="id24" draw:id="id24" draw:layer="layout" svg:width="3.96cm" svg:height="0.742cm" svg:x="16cm" svg:y="13.3cm">
          <draw:text-box>
            <text:p><text:span text:style-name="T1">■</text:span><text:span text:style-name="T1">お問い合わせ </text:span></text:p>
          </draw:text-box>
        </draw:frame>
        <draw:frame draw:style-name="gr22" draw:text-style-name="P4" xml:id="id26" draw:id="id26" draw:layer="layout" svg:width="2.475cm" svg:height="0.954cm" svg:x="16.025cm" svg:y="14.446cm">
          <draw:text-box>
            <text:p text:style-name="P4"><text:span text:style-name="T2">■</text:span><text:span text:style-name="T2">about</text:span></text:p>
          </draw:text-box>
        </draw:frame>
        <draw:connector draw:style-name="gr5" draw:text-style-name="P1" draw:layer="layout" svg:x1="15.05cm" svg:y1="11.4cm" svg:x2="16.025cm" svg:y2="14.923cm" draw:start-shape="id22" draw:start-glue-point="2" draw:end-shape="id26" draw:end-glue-point="3" svg:d="M15050 11400v3523h975" svg:viewBox="0 0 976 3524">
          <text:p/>
        </draw:connector>
        <draw:connector draw:style-name="gr5" draw:text-style-name="P1" draw:layer="layout" svg:x1="6.7cm" svg:y1="3.35cm" svg:x2="8.4cm" svg:y2="3.35cm" draw:start-shape="id27" draw:start-glue-point="1" draw:end-shape="id28" draw:end-glue-point="3" svg:d="M6700 3350h1700" svg:viewBox="0 0 1701 1">
          <text:p/>
        </draw:connector>
        <draw:connector draw:style-name="gr5" draw:text-style-name="P1" draw:layer="layout" svg:x1="6.7cm" svg:y1="3.35cm" svg:x2="8.4cm" svg:y2="8.65cm" draw:start-shape="id27" draw:start-glue-point="1" draw:end-shape="id21" draw:end-glue-point="3" svg:d="M6700 3350h850v5300h850" svg:viewBox="0 0 1701 5301">
          <text:p/>
        </draw:connector>
      </draw:page>
      <draw:page draw:name="page3" draw:style-name="dp1" draw:master-page-name="標準">
        <draw:custom-shape draw:style-name="gr19" draw:text-style-name="P2" xml:id="id35" draw:id="id35" draw:layer="layout" svg:width="4.9cm" svg:height="1.1cm" svg:x="1.8cm" svg:y="2.8cm">
          <text:p text:style-name="P2"><text:span text:style-name="T1">Contact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36" draw:id="id36" draw:layer="layout" svg:width="4.7cm" svg:height="1.1cm" svg:x="8.4cm" svg:y="2.8cm">
          <text:p text:style-name="P1"><text:span text:style-name="T1">フォーム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30" draw:id="id30" draw:layer="layout" svg:width="6.5cm" svg:height="1.1cm" svg:x="11.8cm" svg:y="10.3cm">
          <text:p text:style-name="P1"><text:span text:style-name="T1">グローバルナビゲーション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9" draw:id="id29" draw:layer="layout" svg:width="4.9cm" svg:height="1.1cm" svg:x="8.4cm" svg:y="8.1cm">
          <text:p text:style-name="P1"><text:span text:style-name="T1">ヘッダー</text:span></text:p>
          <draw:enhanced-geometry svg:viewBox="0 0 21600 21600" draw:type="rectangle" draw:enhanced-path="M 0 0 L 21600 0 21600 21600 0 21600 0 0 Z N"/>
        </draw:custom-shape>
        <draw:frame draw:style-name="gr23" draw:text-style-name="P4" xml:id="id31" draw:id="id31" draw:layer="layout" svg:width="3.918cm" svg:height="0.742cm" svg:x="16.2cm" svg:y="12.2cm">
          <draw:text-box>
            <text:p text:style-name="P4">■トップページ</text:p>
          </draw:text-box>
        </draw:frame>
        <draw:connector draw:style-name="gr5" draw:text-style-name="P2" draw:layer="layout" svg:x1="10.85cm" svg:y1="9.2cm" svg:x2="11.8cm" svg:y2="10.85cm" draw:start-shape="id29" draw:start-glue-point="2" draw:end-shape="id30" draw:end-glue-point="3" svg:d="M10850 9200v1650h950" svg:viewBox="0 0 951 1651">
          <text:p/>
        </draw:connector>
        <draw:connector draw:style-name="gr5" draw:text-style-name="P2" draw:layer="layout" svg:x1="15.05cm" svg:y1="11.4cm" svg:x2="16.2cm" svg:y2="12.571cm" draw:start-shape="id30" draw:start-glue-point="2" draw:end-shape="id31" draw:end-glue-point="3" svg:d="M15050 11400v1171h1150" svg:viewBox="0 0 1151 1172">
          <text:p/>
        </draw:connector>
        <draw:connector draw:style-name="gr5" draw:text-style-name="P2" draw:layer="layout" svg:x1="15.05cm" svg:y1="11.4cm" svg:x2="16.3cm" svg:y2="13.571cm" draw:start-shape="id30" draw:start-glue-point="2" draw:end-shape="id32" draw:end-glue-point="3" svg:d="M15050 11400v2171h1250" svg:viewBox="0 0 1251 2172">
          <text:p/>
        </draw:connector>
        <draw:frame draw:style-name="gr24" draw:text-style-name="P3" xml:id="id33" draw:id="id33" draw:layer="layout" svg:width="4.3cm" svg:height="1.2cm" svg:x="11.8cm" svg:y="15.6cm">
          <draw:text-box>
            <text:p><text:span text:style-name="T1">■</text:span><text:span text:style-name="T1">ロゴ</text:span></text:p>
          </draw:text-box>
        </draw:frame>
        <draw:connector draw:style-name="gr5" draw:text-style-name="P2" draw:layer="layout" svg:x1="10.85cm" svg:y1="9.2cm" svg:x2="11.8cm" svg:y2="16.2cm" draw:start-shape="id29" draw:start-glue-point="2" draw:end-shape="id33" draw:end-glue-point="3" svg:d="M10850 9200v7000h950" svg:viewBox="0 0 951 7001">
          <text:p/>
        </draw:connector>
        <draw:frame draw:style-name="gr13" draw:text-style-name="P3" xml:id="id32" draw:id="id32" draw:layer="layout" svg:width="3.96cm" svg:height="0.742cm" svg:x="16.3cm" svg:y="13.2cm">
          <draw:text-box>
            <text:p><text:span text:style-name="T1">■</text:span><text:span text:style-name="T1">お問い合わせ </text:span></text:p>
          </draw:text-box>
        </draw:frame>
        <draw:frame draw:style-name="gr22" draw:text-style-name="P4" xml:id="id34" draw:id="id34" draw:layer="layout" svg:width="2.475cm" svg:height="0.954cm" svg:x="16.4cm" svg:y="14.4cm">
          <draw:text-box>
            <text:p text:style-name="P4"><text:span text:style-name="T2">■</text:span><text:span text:style-name="T2">about</text:span></text:p>
          </draw:text-box>
        </draw:frame>
        <draw:connector draw:style-name="gr5" draw:text-style-name="P1" draw:layer="layout" svg:x1="15.05cm" svg:y1="11.4cm" svg:x2="16.4cm" svg:y2="14.877cm" draw:start-shape="id30" draw:start-glue-point="2" draw:end-shape="id34" draw:end-glue-point="3" svg:d="M15050 11400v3477h1350" svg:viewBox="0 0 1351 3478">
          <text:p/>
        </draw:connector>
        <draw:connector draw:style-name="gr5" draw:text-style-name="P1" draw:layer="layout" svg:x1="6.7cm" svg:y1="3.35cm" svg:x2="8.4cm" svg:y2="3.35cm" draw:start-shape="id35" draw:start-glue-point="1" draw:end-shape="id36" draw:end-glue-point="3" svg:d="M6700 3350h1700" svg:viewBox="0 0 1701 1">
          <text:p/>
        </draw:connector>
        <draw:connector draw:style-name="gr5" draw:text-style-name="P1" draw:layer="layout" svg:x1="6.7cm" svg:y1="3.35cm" svg:x2="8.4cm" svg:y2="8.65cm" draw:start-shape="id35" draw:start-glue-point="1" draw:end-shape="id29" draw:end-glue-point="3" svg:d="M6700 3350h850v5300h850" svg:viewBox="0 0 1701 5301">
          <text:p/>
        </draw:connector>
        <draw:frame draw:style-name="gr16" draw:text-style-name="P3" xml:id="id37" draw:id="id37" draw:layer="layout" svg:width="2.479cm" svg:height="0.742cm" svg:x="11.621cm" svg:y="4.7cm">
          <draw:text-box>
            <text:p><text:span text:style-name="T1">■</text:span><text:span text:style-name="T1">お名前</text:span></text:p>
          </draw:text-box>
        </draw:frame>
        <draw:frame draw:style-name="gr16" draw:text-style-name="P4" xml:id="id38" draw:id="id38" draw:layer="layout" svg:width="2.292cm" svg:height="0.742cm" svg:x="11.6cm" svg:y="5.658cm">
          <draw:text-box>
            <text:p text:style-name="P4"><text:span text:style-name="T3">■</text:span><text:span text:style-name="T3">Email</text:span></text:p>
          </draw:text-box>
        </draw:frame>
        <draw:frame draw:style-name="gr16" draw:text-style-name="P3" xml:id="id39" draw:id="id39" draw:layer="layout" svg:width="1.983cm" svg:height="0.742cm" svg:x="11.7cm" svg:y="6.7cm">
          <draw:text-box>
            <text:p text:style-name="P3">■内容</text:p>
          </draw:text-box>
        </draw:frame>
        <draw:connector draw:style-name="gr5" draw:text-style-name="P2" draw:layer="layout" svg:x1="10.75cm" svg:y1="3.9cm" svg:x2="11.621cm" svg:y2="5.071cm" draw:start-shape="id36" draw:start-glue-point="2" draw:end-shape="id37" draw:end-glue-point="3" svg:d="M10750 3900v1171h871" svg:viewBox="0 0 872 1172">
          <text:p/>
        </draw:connector>
        <draw:connector draw:style-name="gr5" draw:text-style-name="P2" draw:layer="layout" svg:x1="10.75cm" svg:y1="3.9cm" svg:x2="11.6cm" svg:y2="6.029cm" draw:start-shape="id36" draw:start-glue-point="2" draw:end-shape="id38" draw:end-glue-point="3" svg:d="M10750 3900v2129h850" svg:viewBox="0 0 851 2130">
          <text:p/>
        </draw:connector>
        <draw:connector draw:style-name="gr5" draw:text-style-name="P2" draw:layer="layout" svg:x1="10.75cm" svg:y1="3.9cm" svg:x2="11.7cm" svg:y2="7.071cm" draw:start-shape="id36" draw:start-glue-point="2" draw:end-shape="id39" draw:end-glue-point="3" svg:d="M10750 3900v3171h950" svg:viewBox="0 0 951 31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ヒラギノ角ゴ ProN" svg:font-family="'ヒラギノ角ゴ Pro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11:54:06.236713000</meta:creation-date>
    <meta:generator>LibreOffice/4.3.6.2$MacOSX_X86_64 LibreOffice_project/d50a87b2e514536ed401c18000dad4660b6a169e</meta:generator>
    <dc:date>2015-03-10T12:07:29.174001000</dc:date>
    <meta:editing-duration>PT2H18M25S</meta:editing-duration>
    <meta:editing-cycles>13</meta:editing-cycles>
    <meta:document-statistic meta:object-count="74"/>
  </office:meta>
</office:document-meta>
</file>